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91c1" officeooo:paragraph-rsid="001fe81d"/>
    </style:style>
    <style:style style:name="P2" style:family="paragraph" style:parent-style-name="Standard">
      <style:text-properties officeooo:rsid="001e91c1" officeooo:paragraph-rsid="0021bf27"/>
    </style:style>
    <style:style style:name="P3" style:family="paragraph" style:parent-style-name="Standard">
      <style:text-properties officeooo:paragraph-rsid="001fe81d"/>
    </style:style>
    <style:style style:name="P4" style:family="paragraph" style:parent-style-name="Standard">
      <style:text-properties officeooo:paragraph-rsid="002996c4"/>
    </style:style>
    <style:style style:name="P5" style:family="paragraph" style:parent-style-name="Standard">
      <style:text-properties fo:font-size="14pt" fo:font-weight="bold" officeooo:rsid="0026134d" officeooo:paragraph-rsid="0026134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6134d" officeooo:paragraph-rsid="0027a8fa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normal" fo:font-weight="bold" officeooo:rsid="002a84fb" officeooo:paragraph-rsid="002a84fb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tyle="normal" fo:font-weight="normal" officeooo:rsid="001cbd67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e91c1" officeooo:paragraph-rsid="001fe81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paragraph-rsid="002996c4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996c4" officeooo:paragraph-rsid="0027a8fa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italic" fo:font-weight="normal" officeooo:rsid="001fe81d" officeooo:paragraph-rsid="0021bf27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996c4" officeooo:paragraph-rsid="002996c4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ize="12pt" fo:font-style="normal" fo:font-weight="normal" officeooo:rsid="002c267c" officeooo:paragraph-rsid="002df77e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2df77e" officeooo:paragraph-rsid="002fe729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normal" officeooo:rsid="002df77e" officeooo:paragraph-rsid="002df77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fo:font-weight="bold" officeooo:rsid="002c267c" officeooo:paragraph-rsid="002df77e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officeooo:rsid="003207f8" officeooo:paragraph-rsid="0033a256"/>
    </style:style>
    <style:style style:name="P19" style:family="paragraph" style:parent-style-name="Standard">
      <style:paragraph-properties>
        <style:tab-stops>
          <style:tab-stop style:position="4.445cm"/>
        </style:tab-stops>
      </style:paragraph-properties>
      <style:text-properties officeooo:paragraph-rsid="0038cdc6"/>
    </style:style>
    <style:style style:name="P20" style:family="paragraph" style:parent-style-name="Standard">
      <style:text-properties fo:font-size="12pt" fo:font-style="normal" fo:font-weight="normal" officeooo:rsid="002c267c" officeooo:paragraph-rsid="002fe72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3aa4af" officeooo:paragraph-rsid="004d6ae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3bdb01" officeooo:paragraph-rsid="004d6aec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045ef2f" officeooo:paragraph-rsid="0045ef2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47bc75" officeooo:paragraph-rsid="00747f57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4e9ab3" officeooo:paragraph-rsid="0052ecc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4e9ab3" officeooo:paragraph-rsid="005aa5e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52ecce" officeooo:paragraph-rsid="0053d40c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53d40c" officeooo:paragraph-rsid="0053d40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5401af" officeooo:paragraph-rsid="005401af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5933e6" officeooo:paragraph-rsid="005933e6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bold" officeooo:rsid="002c267c" officeooo:paragraph-rsid="002c267c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4e9ab3" officeooo:paragraph-rsid="0052ecce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59830d" officeooo:paragraph-rsid="0059830d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style:text-underline-style="none" fo:font-weight="normal" officeooo:rsid="0059c1fe" officeooo:paragraph-rsid="005d20a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style:text-underline-style="none" fo:font-weight="normal" officeooo:rsid="005d9bbc" officeooo:paragraph-rsid="00622fb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fo:font-style="normal" style:text-underline-style="none" fo:font-weight="normal" officeooo:rsid="005d9bbc" officeooo:paragraph-rsid="0062b4f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2pt" fo:font-style="normal" style:text-underline-style="none" fo:font-weight="normal" officeooo:rsid="005d9bbc" officeooo:paragraph-rsid="006410f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style:text-underline-style="none" fo:font-weight="normal" officeooo:rsid="005e7677" officeooo:paragraph-rsid="005e7677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style:text-underline-style="none" fo:font-weight="normal" officeooo:rsid="005e7677" officeooo:paragraph-rsid="0065476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normal" style:text-underline-style="none" fo:font-weight="normal" officeooo:rsid="005e7677" officeooo:paragraph-rsid="0066994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style:text-underline-style="none" fo:font-weight="normal" officeooo:rsid="0067547b" officeooo:paragraph-rsid="0067547b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officeooo:paragraph-rsid="00710023"/>
    </style:style>
    <style:style style:name="P43" style:family="paragraph" style:parent-style-name="Standard">
      <style:text-properties officeooo:rsid="003207f8" officeooo:paragraph-rsid="00747f57"/>
    </style:style>
    <style:style style:name="T1" style:family="text">
      <style:text-properties officeooo:rsid="001cbd6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bd67" style:font-style-asian="italic" style:font-style-complex="italic"/>
    </style:style>
    <style:style style:name="T4" style:family="text">
      <style:text-properties fo:font-style="italic" officeooo:rsid="001fe81d" style:font-style-asian="italic" style:font-style-complex="italic"/>
    </style:style>
    <style:style style:name="T5" style:family="text">
      <style:text-properties fo:font-style="italic" officeooo:rsid="002351c8" style:font-style-asian="italic" style:font-style-complex="italic"/>
    </style:style>
    <style:style style:name="T6" style:family="text">
      <style:text-properties fo:font-style="italic" officeooo:rsid="001e91c1" style:font-style-asian="italic" style:font-style-complex="italic"/>
    </style:style>
    <style:style style:name="T7" style:family="text">
      <style:text-properties fo:font-style="italic" officeooo:rsid="002fe729" style:font-style-asian="italic" style:font-style-complex="italic"/>
    </style:style>
    <style:style style:name="T8" style:family="text">
      <style:text-properties fo:font-style="italic" officeooo:rsid="003dd046" style:font-style-asian="italic" style:font-style-complex="italic"/>
    </style:style>
    <style:style style:name="T9" style:family="text">
      <style:text-properties fo:font-style="italic" officeooo:rsid="0047bc75" style:font-style-asian="italic" style:font-style-complex="italic"/>
    </style:style>
    <style:style style:name="T10" style:family="text">
      <style:text-properties fo:font-style="italic" officeooo:rsid="0049bb70" style:font-style-asian="italic" style:font-style-complex="italic"/>
    </style:style>
    <style:style style:name="T11" style:family="text">
      <style:text-properties fo:font-style="italic" officeooo:rsid="0055eada" style:font-style-asian="italic" style:font-style-complex="italic"/>
    </style:style>
    <style:style style:name="T12" style:family="text">
      <style:text-properties fo:font-style="italic" officeooo:rsid="005d20a3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cbd67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fe81d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351c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7a8f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996c4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cbd67" style:font-style-asian="normal" style:font-style-complex="normal"/>
    </style:style>
    <style:style style:name="T21" style:family="text">
      <style:text-properties fo:font-style="normal" officeooo:rsid="0027a8fa" style:font-style-asian="normal" style:font-style-complex="normal"/>
    </style:style>
    <style:style style:name="T22" style:family="text">
      <style:text-properties fo:font-style="normal" officeooo:rsid="002fe729" style:font-style-asian="normal" style:font-style-complex="normal"/>
    </style:style>
    <style:style style:name="T23" style:family="text">
      <style:text-properties fo:font-style="normal" officeooo:rsid="00710023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cbd6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cf7a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fe81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1bf2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351c8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49b3b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5f8d2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7a8f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8e97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996c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6b4347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6d3837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bold" officeooo:rsid="001cbd67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1cf7af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1fe81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1bf27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27a8fa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28e97b" style:font-style-asian="normal" style:font-weight-asian="bold" style:font-style-complex="normal" style:font-weight-complex="bold"/>
    </style:style>
    <style:style style:name="T43" style:family="text">
      <style:text-properties officeooo:rsid="002996c4"/>
    </style:style>
    <style:style style:name="T44" style:family="text">
      <style:text-properties officeooo:rsid="002afd55"/>
    </style:style>
    <style:style style:name="T45" style:family="text">
      <style:text-properties officeooo:rsid="001e91c1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2f923a" style:font-weight-asian="bold" style:font-weight-complex="bold"/>
    </style:style>
    <style:style style:name="T48" style:family="text">
      <style:text-properties fo:font-weight="bold" officeooo:rsid="0045ef2f" style:font-weight-asian="bold" style:font-weight-complex="bold"/>
    </style:style>
    <style:style style:name="T49" style:family="text">
      <style:text-properties fo:font-weight="bold" officeooo:rsid="004d6aec" style:font-weight-asian="bold" style:font-weight-complex="bold"/>
    </style:style>
    <style:style style:name="T50" style:family="text">
      <style:text-properties fo:font-weight="bold" officeooo:rsid="0052ecce" style:font-weight-asian="bold" style:font-weight-complex="bold"/>
    </style:style>
    <style:style style:name="T51" style:family="text">
      <style:text-properties fo:font-weight="bold" officeooo:rsid="0067547b" style:font-weight-asian="bold" style:font-weight-complex="bold"/>
    </style:style>
    <style:style style:name="T52" style:family="text">
      <style:text-properties fo:font-weight="bold" officeooo:rsid="006a7b21" style:font-weight-asian="bold" style:font-weight-complex="bold"/>
    </style:style>
    <style:style style:name="T53" style:family="text">
      <style:text-properties fo:font-weight="bold" officeooo:rsid="00605d7a" style:font-weight-asian="bold" style:font-weight-complex="bold"/>
    </style:style>
    <style:style style:name="T54" style:family="text">
      <style:text-properties officeooo:rsid="002f923a"/>
    </style:style>
    <style:style style:name="T55" style:family="text">
      <style:text-properties officeooo:rsid="002fe729"/>
    </style:style>
    <style:style style:name="T56" style:family="text">
      <style:text-properties fo:font-size="12pt" fo:font-style="normal" fo:font-weight="normal" officeooo:rsid="002fe729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3207f8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2f923a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36bbba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38cdc6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358d92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397445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3aa4af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710023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71e515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49bb70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747f57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bold" officeooo:rsid="0038cdc6" style:font-size-asian="10.5pt" style:font-style-asian="normal" style:font-weight-asian="bold" style:font-size-complex="12pt" style:font-style-complex="normal" style:font-weight-complex="bold"/>
    </style:style>
    <style:style style:name="T69" style:family="text">
      <style:text-properties fo:font-size="12pt" fo:font-style="normal" fo:font-weight="bold" officeooo:rsid="00397445" style:font-size-asian="10.5pt" style:font-style-asian="normal" style:font-weight-asian="bold" style:font-size-complex="12pt" style:font-style-complex="normal" style:font-weight-complex="bold"/>
    </style:style>
    <style:style style:name="T70" style:family="text">
      <style:text-properties fo:font-size="12pt" fo:font-style="normal" fo:font-weight="bold" officeooo:rsid="003bdb01" style:font-size-asian="10.5pt" style:font-style-asian="normal" style:font-weight-asian="bold" style:font-size-complex="12pt" style:font-style-complex="normal" style:font-weight-complex="bold"/>
    </style:style>
    <style:style style:name="T71" style:family="text">
      <style:text-properties fo:font-size="12pt" fo:font-style="normal" style:text-underline-style="none" fo:font-weight="normal" officeooo:rsid="0067547b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italic" fo:font-weight="normal" officeooo:rsid="002f923a" style:font-size-asian="10.5pt" style:font-style-asian="italic" style:font-weight-asian="normal" style:font-size-complex="12pt" style:font-style-complex="italic" style:font-weight-complex="normal"/>
    </style:style>
    <style:style style:name="T73" style:family="text">
      <style:text-properties fo:font-size="12pt" fo:font-style="italic" fo:font-weight="normal" officeooo:rsid="0038cdc6" style:font-size-asian="10.5pt" style:font-style-asian="italic" style:font-weight-asian="normal" style:font-size-complex="12pt" style:font-style-complex="italic" style:font-weight-complex="normal"/>
    </style:style>
    <style:style style:name="T74" style:family="text">
      <style:text-properties officeooo:rsid="0033a256"/>
    </style:style>
    <style:style style:name="T75" style:family="text">
      <style:text-properties fo:font-variant="normal" fo:text-transform="none" fo:color="#24292e" style:font-name="Liberation Serif" fo:font-size="12pt" fo:letter-spacing="normal" fo:font-style="italic" fo:font-weight="normal" officeooo:rsid="002fe729" style:font-size-asian="10.5pt" style:font-style-asian="italic" style:font-weight-asian="normal" style:font-size-complex="12pt" style:font-style-complex="italic" style:font-weight-complex="normal"/>
    </style:style>
    <style:style style:name="T76" style:family="text">
      <style:text-properties style:font-name="Liberation Serif" fo:font-size="12pt" fo:font-style="normal" fo:font-weight="normal" officeooo:rsid="0038cdc6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Liberation Serif" fo:font-size="12pt" fo:font-style="normal" fo:font-weight="normal" officeooo:rsid="002fe729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officeooo:rsid="003dd046"/>
    </style:style>
    <style:style style:name="T79" style:family="text">
      <style:text-properties officeooo:rsid="0045ef2f"/>
    </style:style>
    <style:style style:name="T80" style:family="text">
      <style:text-properties officeooo:rsid="0047bc75"/>
    </style:style>
    <style:style style:name="T81" style:family="text">
      <style:text-properties officeooo:rsid="0049bb70"/>
    </style:style>
    <style:style style:name="T82" style:family="text">
      <style:text-properties officeooo:rsid="00510702"/>
    </style:style>
    <style:style style:name="T83" style:family="text">
      <style:text-properties officeooo:rsid="0052ecce"/>
    </style:style>
    <style:style style:name="T84" style:family="text">
      <style:text-properties officeooo:rsid="0053d40c"/>
    </style:style>
    <style:style style:name="T85" style:family="text">
      <style:text-properties officeooo:rsid="0055eada"/>
    </style:style>
    <style:style style:name="T86" style:family="text">
      <style:text-properties officeooo:rsid="005aa5ef"/>
    </style:style>
    <style:style style:name="T87" style:family="text">
      <style:text-properties style:text-underline-style="none" officeooo:rsid="0059c1fe"/>
    </style:style>
    <style:style style:name="T88" style:family="text">
      <style:text-properties style:text-underline-style="none" officeooo:rsid="005aa5ef"/>
    </style:style>
    <style:style style:name="T89" style:family="text">
      <style:text-properties style:text-underline-style="none" officeooo:rsid="0067547b"/>
    </style:style>
    <style:style style:name="T90" style:family="text">
      <style:text-properties style:text-underline-style="none" officeooo:rsid="00756049"/>
    </style:style>
    <style:style style:name="T91" style:family="text">
      <style:text-properties officeooo:rsid="005bb19e"/>
    </style:style>
    <style:style style:name="T92" style:family="text">
      <style:text-properties officeooo:rsid="005d20a3"/>
    </style:style>
    <style:style style:name="T93" style:family="text">
      <style:text-properties officeooo:rsid="00605d7a"/>
    </style:style>
    <style:style style:name="T94" style:family="text">
      <style:text-properties officeooo:rsid="00622fb3"/>
    </style:style>
    <style:style style:name="T95" style:family="text">
      <style:text-properties officeooo:rsid="0062b4f9"/>
    </style:style>
    <style:style style:name="T96" style:family="text">
      <style:text-properties officeooo:rsid="006410ff"/>
    </style:style>
    <style:style style:name="T97" style:family="text">
      <style:text-properties officeooo:rsid="00654767"/>
    </style:style>
    <style:style style:name="T98" style:family="text">
      <style:text-properties officeooo:rsid="00669949"/>
    </style:style>
    <style:style style:name="T99" style:family="text">
      <style:text-properties officeooo:rsid="006a7b21"/>
    </style:style>
    <style:style style:name="T100" style:family="text">
      <style:text-properties officeooo:rsid="007345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Syntaktická a sémantická analýza</text:p>
      <text:p text:style-name="P3"/>
      <text:p text:style-name="P3">Celá syntaktická a sémantická analýza se odehrává v souboru <text:span text:style-name="T2">parser.c</text:span> a konkrétně se spouští funkcí <text:span text:style-name="T2">parserAnalyze.</text:span> </text:p>
      <text:p text:style-name="P3"/>
      <text:p text:style-name="P3"><text:span text:style-name="T1">V</text:span> našem <text:span text:style-name="T1">projektu</text:span> <text:span text:style-name="T1">je funkce </text:span><text:span text:style-name="T3">parserAnalyze</text:span><text:span text:style-name="T1"> přímo</text:span> <text:span text:style-name="T1">volána z hlavní funkce </text:span><text:span text:style-name="T3">main</text:span><text:span text:style-name="T20"> se vstupním parametrem </text:span><text:span text:style-name="T3">tokenList</text:span><text:span text:style-name="T25">, který obsahuje kompletní seznam </text:span><text:span text:style-name="T37">tokenů</text:span><text:span text:style-name="T25"> </text:span><text:span text:style-name="T27">načtený skenerem</text:span><text:span text:style-name="T25">, </text:span><text:span text:style-name="T35">který je</text:span><text:span text:style-name="T26"> </text:span><text:span text:style-name="T25">implementov</text:span><text:span text:style-name="T27">án</text:span><text:span text:style-name="T25"> jako </text:span><text:span text:style-name="T38">dynamický </text:span><text:span text:style-name="T37">obousměrný lineární seznam</text:span><text:span text:style-name="T25">. </text:span><text:span text:style-name="T27">První akcí této funkce je vytvoření </text:span><text:span text:style-name="T39">globální tabulky symbolů</text:span><text:span text:style-name="T27">.</text:span></text:p>
      <text:p text:style-name="P8"/>
      <text:p text:style-name="P1"><text:span text:style-name="T25">P</text:span><text:span text:style-name="T24">roces </text:span><text:span text:style-name="T30">parseru</text:span><text:span text:style-name="T24"> se skládá z</text:span><text:span text:style-name="T27">e dvou hlavních funkcí:</text:span></text:p>
      <text:p text:style-name="P12"/>
      <text:p text:style-name="P2"><text:span text:style-name="T15">parserPreRun</text:span><text:span text:style-name="T27"> – </text:span><text:span text:style-name="T28">zde dojde k naplnění </text:span><text:span text:style-name="T40">globální tabulky symbolů</text:span><text:span text:style-name="T28"> uživatelskými a vestavěnými funkcemi, vytvoření jejich lokálních tabulek symbolů a uložení důležitých informací o nich (počet vstupních a výstupních parametrů a datové typy parametrů).</text:span></text:p>
      <text:p text:style-name="P9"/>
      <text:p text:style-name="P1"><text:span text:style-name="T16">p</text:span><text:span text:style-name="T13">arserRunPredictiveSyntaxAnalysis</text:span><text:span text:style-name="T24"> –</text:span><text:span text:style-name="T29"> spuštění </text:span><text:span text:style-name="T31">samotného procesu</text:span><text:span text:style-name="T29"> syntaktické a sémantické analýzy.</text:span></text:p>
      <text:p text:style-name="P9"/>
      <text:p text:style-name="P6"><text:span text:style-name="T19">1.1 </text:span><text:span text:style-name="T21">Implementace funkce </text:span><text:span text:style-name="T4">parserPreRun</text:span></text:p>
      <text:p text:style-name="P4"><text:span text:style-name="T27">H</text:span><text:span text:style-name="T32">ned na začátku </text:span><text:span text:style-name="T34">funkce</text:span><text:span text:style-name="T32"> dojde k naplnění </text:span><text:span text:style-name="T41">globální tabulky symbolů</text:span><text:span text:style-name="T32"> </text:span><text:span text:style-name="T36">vestavěnými funkcemi </text:span><text:span text:style-name="T32">voláním funkce </text:span><text:span text:style-name="T13">parserSymTableInitBuiltIn.</text:span></text:p>
      <text:p text:style-name="P10"/>
      <text:p text:style-name="P4"><text:span text:style-name="T32">Dále se v cyklu prochází celý </text:span><text:span text:style-name="T14">tokenList</text:span><text:span text:style-name="T25">, </text:span><text:span text:style-name="T32">kde se očekává token </text:span><text:span text:style-name="T17">TOKEN_KEYWORD_FUNC</text:span><text:span text:style-name="T32"> následovaný tokenem </text:span><text:span text:style-name="T17">TOKEN_ID</text:span><text:span text:style-name="T32">, </text:span><text:span text:style-name="T33">což značí začátek definice funkce. V globální tabulce symbolů se zkontroluje, že se nejedná o redefinici funkce a vloží se do ní záznam nové funkce, který bude obsahovat seznam typů vstupních parametrů a seznam typů výstupních parametrů funkce. Do záznamu se také přidá nová </text:span><text:span text:style-name="T42">lokální tabulka symbolů</text:span><text:span text:style-name="T33">, </text:span><text:span text:style-name="T34">kam se přidají proměnné vstupních parametrů a proměnná blackhole (‚_‘).</text:span></text:p>
      <text:p text:style-name="P11"/>
      <text:p text:style-name="P4"><text:span text:style-name="T34">Nakonec se kontroluje výskyt prologu (token </text:span><text:span text:style-name="T13">TOKEN_KEYWORD_PACKAGE</text:span><text:span text:style-name="T34">), výskyt hlavní funkce </text:span><text:span text:style-name="T18">main</text:span><text:span text:style-name="T34">, a že funkce </text:span><text:span text:style-name="T18">main</text:span><text:span text:style-name="T34"> nemá žádné vstupní ani výstupní parametry</text:span><text:span text:style-name="T18">.</text:span></text:p>
      <text:p text:style-name="P13"/>
      <text:p text:style-name="P7"><text:span text:style-name="T43">1.</text:span>2 <text:span text:style-name="T44">Proces analýzy - f</text:span>unkce <text:span text:style-name="T5">parserRunPredictiveSyntaxAnalysi</text:span></text:p>
      <text:p text:style-name="P16">Na začátku funkce <text:span text:style-name="T5">p</text:span><text:span text:style-name="T6">arserRunPredictiveSyntaxAnalysis</text:span><text:span text:style-name="T45"> </text:span>dojde k nastavení ukazatele aktivního prvku <text:span text:style-name="T3">tokenList</text:span><text:span text:style-name="T1"> </text:span>na první prvek a spouští se analýza <text:span text:style-name="T54">kódu</text:span>.</text:p>
      <text:p text:style-name="P14"/>
      <text:p text:style-name="P17">1.2.1 Syntaktická analýza celého kódu</text:p>
      <text:p text:style-name="P15">Pro syntaktickou analýzu kódu <text:span text:style-name="T54">je použita</text:span> <text:span text:style-name="T46">Prediktivní syntaktick</text:span><text:span text:style-name="T47">á</text:span><text:span text:style-name="T46"> analýz</text:span><text:span text:style-name="T47">a</text:span>. <text:span text:style-name="T55">Na syntaktický zásobník je na počátku vložen neterminální stav </text:span><text:span text:style-name="T7">NONTERM_PROGRAM</text:span><text:span text:style-name="T55"> a zároveň s </text:span><text:span text:style-name="T7">tokenList</text:span><text:span text:style-name="T55"> je zásobník procházen v cyklu se třemi podmínkami: </text:span></text:p>
      <text:p text:style-name="P42"><text:span text:style-name="T57">1) </text:span><text:span text:style-name="T56">Pokud je na zásobníku terminál </text:span><text:span text:style-name="T2">TERM_EOF</text:span>, <text:span text:style-name="T55">zkontroluje se i aktuální čtený token, zda je roven tokenu </text:span><text:span text:style-name="T7">TOKEN_EOF</text:span><text:span text:style-name="T55">. V případě platnosti je analýza ukončena s pozitivním výsledkem – syntaxe i sémantika je správně. V případě, že </text:span><text:span text:style-name="T56">na zásobníku </text:span><text:span text:style-name="T64">je</text:span><text:span text:style-name="T56"> terminál </text:span><text:span text:style-name="T7">TERM_EOF</text:span><text:span text:style-name="T22">, </text:span><text:span text:style-name="T23">ale aktuální token není </text:span><text:span text:style-name="T7">TOKEN_EOF</text:span><text:span text:style-name="T22">,</text:span><text:span text:style-name="T55"> je vrácena chyba špatného tokenu na vstupní pásce.</text:span></text:p>
      <text:p text:style-name="P18">2) <text:span text:style-name="T74">Jestliže se na zásobníku nachází neterminál, nalezne se podle aktuálního tokenu na vstupu</text:span></text:p>
      <text:p text:style-name="P43"><text:span text:style-name="T74">v LL-tabulce číslo pravidla pro jeho rozklad. Pokud nebylo pravidlo nalezeno, došlo k syntaktické chybě. Jinak se ze zásobníku odstraní daný neterminál a nahradí se pravou stranou pravidla ze seznamu pravidel podle LL-tabulky. LL-tabulka i seznam pravidel je uložen v souboru </text:span><text:span text:style-name="T72">common.h</text:span><text:span text:style-name="T58">. </text:span><text:span text:style-name="T67">Číslo pravidla</text:span><text:span text:style-name="T66"> je uložen</text:span><text:span text:style-name="T67">o</text:span><text:span text:style-name="T66"> do </text:span><text:span text:style-name="T71">zásobník s posloupností čísel pravidel pravého a levého rozboru.</text:span></text:p>
      <text:p text:style-name="P19"><text:soft-page-break/><text:span text:style-name="T58">3</text:span><text:span text:style-name="T61">) </text:span><text:span text:style-name="T59">Při terminálu na zásobníku </text:span><text:span text:style-name="T60">jsou tři možnosti. Pokud terminá</text:span><text:span text:style-name="T76">lem</text:span><text:span text:style-name="T77"> je </text:span><text:span text:style-name="T75">TERM_PSEUDO_EPSILON</text:span><text:span text:style-name="T77">, p</text:span><text:span text:style-name="T76">ouze se zahodí ze zásobník</text:span><text:span text:style-name="T60">u. Při neterminálu </text:span><text:span text:style-name="T73">TERM_EXPRESSION</text:span><text:span text:style-name="T60"> se uloží do seznamu všechny tokeny výrazu a spustí se </text:span><text:span text:style-name="T70">P</text:span><text:span text:style-name="T68">recedenční analýza</text:span><text:span text:style-name="T60"> </text:span><text:span text:style-name="T65">výrazu</text:span><text:span text:style-name="T60">. Jestliže terminál na zásobníku je roven tokenu ze vstupu, </text:span><text:span text:style-name="T62">spustí se </text:span><text:span text:style-name="T70">S</text:span><text:span text:style-name="T69">émantická analýza</text:span><text:span text:style-name="T62">, </text:span><text:span text:style-name="T63">zahodí se první neterminál na zásobníku a posune se ukazatel na vstupním seznamu tokenů na další token.</text:span></text:p>
      <text:p text:style-name="P20"/>
      <text:p text:style-name="P31">1.2.2 Syntaktická analýza výrazů</text:p>
      <text:p text:style-name="P22">Syntaxe výrazů je kontrolována pomocí <text:span text:style-name="T46">Precedenční analýzy</text:span> a precedenční tabulky <text:span text:style-name="T100">(uložena v souboru common.h)</text:span>. <text:span text:style-name="T78">Na začátku je na precedenční zásobník vložen pseudoterminál </text:span><text:span text:style-name="T8">TERM_PSEUDO_DOLLAR</text:span><text:span text:style-name="T78">, sloužící jako počáteční a ukončovací symbol. V cyklu while z precedenční tabulky získáme jednu ze tří operaci, která se má provést. Získáme ji z aktuálního tokenu na vstupu a nejvýše uloženého terminálu na precedenčním zásobníku. Pokud v precedenční tabulce není nalezena žádná operace, je vrácena syntaktická chyba. Před provedením některé ze tří operací se zkontroluje, že nejvýše uložený terminál na precedenčním zásobníku se nerovná </text:span><text:span text:style-name="T8">TERM_PSEUDO_DOLLAR</text:span><text:span text:style-name="T78"> a aktuální načtený token se nerovná </text:span><text:span text:style-name="T8">TERM_PSEUDO_DOLLAR.</text:span><text:span text:style-name="T78"> V opačném případě je voláno paralelně běžící </text:span><text:span text:style-name="T48">Generování kódu </text:span><text:span text:style-name="T51">výrazu</text:span><text:span text:style-name="T79"> a </text:span><text:span text:style-name="T46">Precedenční analýz</text:span><text:span text:style-name="T49">a </text:span><text:span text:style-name="T79">ukončena s kladným výsledkem. </text:span></text:p>
      <text:p text:style-name="P23">1) Pokud je aktuální operace „=“ (<text:span text:style-name="T2">rovná se)</text:span>, zavolá se paralelně běžící <text:span text:style-name="T46">Sémantická analýza</text:span>, na precedenční a sémantický zásobník se přidá aktuálně čtený token a nakonec se posune čtecí hlava tokenů na další token.</text:p>
      <text:p text:style-name="P23">2) Při operaci „&lt;“ <text:span text:style-name="T2">(menší </text:span><text:span text:style-name="T9">než</text:span><text:span text:style-name="T2">)</text:span> se provede to stejné, co při operaci „=“, ale k tomu navíc se přidá na precedenční zásobník terminál <text:span text:style-name="T2">TERM_PSEUDO_HANDLE,</text:span> <text:span text:style-name="T80">který slouží pro</text:span> označení začátku <text:span text:style-name="T80">syntaktického pravidla pro další syntaktickou kontrolu.</text:span></text:p>
      <text:p text:style-name="P24">3) Nastane-li operace „&gt;“ <text:span text:style-name="T2">(větší než)</text:span>, <text:span text:style-name="T79">zavolá se na začátku paralelně běžící </text:span><text:span text:style-name="T48">Generování kódu</text:span><text:span text:style-name="T79">.</text:span><text:span text:style-name="T48"> </text:span><text:s/><text:span text:style-name="T81">Poté se najde v LL-tabulce pravidlo, které je rovno posloupnosti terminálů a neterminálů na precedenčním zásobníku od terminálu </text:span><text:span text:style-name="T10">TERM_PSEUDO_HANDLE</text:span><text:span text:style-name="T81"> po vrchol zásobníku a nahradí se za levou stranu nalezeného pravidla. Pokud není pravidlo nalezeno, jedná se o syntaktickou chybu. Také je uloženo číslo pravidla do </text:span><text:span text:style-name="T89">zásobník s posloupností čísel pravidel pravého a levého rozboru.</text:span></text:p>
      <text:p text:style-name="P21"/>
      <text:p text:style-name="P31">1.2.3 Sémantická anlýza</text:p>
      <text:p text:style-name="P26">Sémantická analýza běží paralelně se syntaktickou analýzou a její funkce <text:span text:style-name="T2">parserSemanticAnalysis</text:span> je volána pro každý přečtený token zvlášť. <text:span text:style-name="T82">Sémantické chyby jsou kontrolovány pomocí podmínek, které očekávají </text:span><text:span text:style-name="T87">určitý token nebo posloupnost tokenů </text:span><text:span text:style-name="T88">anebo </text:span><text:span text:style-name="T90">také</text:span><text:span text:style-name="T88"> stavy uložené v pomocných proměnných.</text:span><text:span text:style-name="T82"> Tyto podmínky můžeme rozdělit na globální a řádkové kontroly. </text:span></text:p>
      <text:p text:style-name="P32"><text:span text:style-name="T83">Globální kontroly:</text:span></text:p>
      <text:p text:style-name="P25"><text:span text:style-name="T50">DEFINICE FUNKCE</text:span><text:span text:style-name="T83"> – zkontroluje se, že je funkce definována v globální tabulce symbolů a její lokální tabulka symbolů se přidá na zásobník tabulek symbolů</text:span></text:p>
      <text:p text:style-name="P27"><text:span text:style-name="T46">VSTUP DO NOVÉHO ROZSAHU PLATNOSTI</text:span> – při levé složené závorce '{' nebo klíčovém slově <text:span text:style-name="T11">for</text:span> se zvýší úroveň zanoření a vytvoří se nová <text:span text:style-name="T84">tabulka symbolů, která se vloží do</text:span> zásobník<text:span text:style-name="T84">u</text:span> tabulek symbolů</text:p>
      <text:p text:style-name="P28"><text:span text:style-name="T46">UKONČENÍ ROZSAHU PLATNOSTI</text:span> <text:span text:style-name="T83">–</text:span> při pravé složené závorce '}' jednou nebo dvakrát při ukončení cyklu <text:span text:style-name="T11">for</text:span> se sníží <text:span text:style-name="T83">úroveň zanoření </text:span>a odstraní vrchní tabulka symbolů ze <text:span text:style-name="T83">zásobník</text:span>u<text:span text:style-name="T83"> tabulek symbolů</text:span></text:p>
      <text:p text:style-name="P29"><text:span text:style-name="T46">KONEC DEFINICE FUNKCE</text:span> - při pravé složené závorce '}' a pouze s poslední tabulkou symbolů (lokální tabulka symbolů funkce) <text:span text:style-name="T85">se z kontroluje existence klíčového slova </text:span><text:span text:style-name="T11">return</text:span><text:span text:style-name="T85"> </text:span></text:p>
      <text:p text:style-name="P30"><text:span text:style-name="T46">RETURN NENALEZEN</text:span> - při levé složené závorce '{' nastavíme <text:span text:style-name="T2">returnExists</text:span> na <text:span text:style-name="T2">false</text:span></text:p>
      <text:p text:style-name="P30"><text:span text:style-name="T46">RETURN NALEZEN</text:span> - při klíčovém slově return nastavíme <text:span text:style-name="T2">returnExists</text:span> na <text:span text:style-name="T2">true</text:span></text:p>
      <text:p text:style-name="P30"><text:span text:style-name="T2"/></text:p>
      <text:p text:style-name="P33">Řádkové kontroly:</text:p>
      <text:p text:style-name="P34">U řádkových kontrol <text:span text:style-name="T91">se</text:span> uloží do booleanské proměnné <text:span text:style-name="T91">určitý stav</text:span> a <text:span text:style-name="T91">s tím se</text:span> <text:span text:style-name="T86">zároveň</text:span> na <text:span text:style-name="T86">pomocný </text:span>zásobník <text:span text:style-name="T86">postupně ukládají</text:span> potřebné tokeny. <text:span text:style-name="T92">Požadované vlastnosti se ve správném pořadí, na </text:span><text:soft-page-break/><text:span text:style-name="T92">rozdíl od Globálních kontrol, kontrolují až při konci řádku (popřípadě při konci souboru nebo při středníku v hlavičce cyklu </text:span><text:span text:style-name="T12">for</text:span><text:span text:style-name="T92">).</text:span></text:p>
      <text:p text:style-name="P35"><text:span text:style-name="T46">PROMĚNNÁ V</text:span><text:span text:style-name="T53">E VÝRAZU</text:span> - <text:span text:style-name="T94">kontrola, že proměnné jsou v některé tabulce symbolů v zásobníku tabulek symbolů, a že všechny typy ve výrazu jsou stejné a správné k operátorům</text:span></text:p>
      <text:p text:style-name="P36"><text:span text:style-name="T46">RETURN</text:span> - <text:span text:style-name="T95">kontrola, zda return vrací správné typy a správný počet</text:span></text:p>
      <text:p text:style-name="P37"><text:span text:style-name="T46">VOLÁNÍ FUNKCE</text:span> - <text:span text:style-name="T96">kontrola, že funkce existuje v globální tabulce symbolů a vrací správný počet hodnot a vstupní parametry jsou správného typu</text:span></text:p>
      <text:p text:style-name="P39"><text:span text:style-name="T46">PŘIŘAZENÍ PROMĚNNÉ</text:span> - <text:span text:style-name="T97">kontrola, že proměnné se nachází v nějaké tabulce symbolů na zásobníku tabulek symbolů a kontrola jejich typu podle hodnoty</text:span></text:p>
      <text:p text:style-name="P40"><text:span text:style-name="T53">INICIALIZACE</text:span><text:span text:style-name="T46"> PROMĚNNÉ</text:span> - <text:span text:style-name="T98">kontrola, že proměnná není v aktuální tabulce symbolů a její přidání s typem hodnoty do aktuální tabulky symbolů na zásobníku tabulek symbolů</text:span></text:p>
      <text:p text:style-name="P38"/>
      <text:p text:style-name="P41">Na konci <text:span text:style-name="T46">Sémantické analýzy</text:span> je voláno paralelní přímé <text:span text:style-name="T46">Generování kódu</text:span>. <text:span text:style-name="T46">Generátoru</text:span> <text:span text:style-name="T99">je v tomto případě, ale i při volání z </text:span><text:span text:style-name="T52">Precedenční analýzy</text:span> předán seznam token<text:span text:style-name="T99">ů</text:span> s ukazatelem na aktuální token, zásobník lokálních tabulek symbolů, globální tabulka symbolů, zásobník s posloupností čísel pravidel pravého a levého rozboru a sémantický zásobník pro generování výraz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1:40:37.136000000</meta:creation-date>
    <dc:date>2020-12-08T00:42:50.398000000</dc:date>
    <meta:editing-duration>PT3H4M41S</meta:editing-duration>
    <meta:editing-cycles>59</meta:editing-cycles>
    <meta:generator>LibreOffice/5.2.3.3$Windows_x86 LibreOffice_project/d54a8868f08a7b39642414cf2c8ef2f228f780cf</meta:generator>
    <meta:document-statistic meta:table-count="0" meta:image-count="0" meta:object-count="0" meta:page-count="3" meta:paragraph-count="40" meta:word-count="1116" meta:character-count="7749" meta:non-whitespace-character-count="6661"/>
  </office:meta>
</office:document-meta>
</file>